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3" style:family="table-column">
      <style:table-column-properties fo:break-before="auto" style:column-width="154.09pt"/>
    </style:style>
    <style:style style:name="co14" style:family="table-column">
      <style:table-column-properties fo:break-before="auto" style:column-width="972.26pt"/>
    </style:style>
    <style:style style:name="co15" style:family="table-column">
      <style:table-column-properties fo:break-before="auto" style:column-width="150.86pt"/>
    </style:style>
    <style:style style:name="co16" style:family="table-column">
      <style:table-column-properties fo:break-before="auto" style:column-width="146.64pt"/>
    </style:style>
    <style:style style:name="co17" style:family="table-column">
      <style:table-column-properties fo:break-before="auto" style:column-width="75.74pt"/>
    </style:style>
    <style:style style:name="co18" style:family="table-column">
      <style:table-column-properties fo:break-before="auto" style:column-width="334.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10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5" table:default-cell-style-name="ce17"/>
        <table:table-column table:style-name="co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5" table:number-columns-repeated="1019" table:default-cell-style-name="ce19"/>
        <table:table-row table:style-name="ro1">
          <table:table-cell table:style-name="ce15" office:value-type="string" calcext:value-type="string">
            <text:p>Piece</text:p>
          </table:table-cell>
          <table:table-cell table:style-name="ce18" office:value-type="string" calcext:value-type="string">
            <text:p>Species</text:p>
          </table:table-cell>
          <table:table-cell table:style-name="ce18" office:value-type="string" calcext:value-type="string">
            <text:p>Class</text:p>
          </table:table-cell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baddon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shield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lchemist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physical / debuff, area, armor reduc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nti-Mage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attack damage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armor, self / aggro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at Ride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magic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east Maste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Bounty Hunt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haos Knight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lockwerk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Crystal Maiden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mana regen, all allies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isruptor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oom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agon Knight</text:p>
          </table:table-cell>
          <table:table-cell table:style-name="ce16" office:value-type="string" calcext:value-type="string">
            <text:p>Human/Drago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attack damage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Drow Ranger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attack damage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chantress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Enigma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atures Prophet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Gyrocopt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Juggernaut</text:p>
          </table:table-cell>
          <table:table-cell table:style-name="ce16" office:value-type="string" calcext:value-type="string">
            <text:p>Orc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Kunkk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ch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ght Keeper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ina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one Druid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una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uff, attack damage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Lycan</text:p>
          </table:table-cell>
          <table:table-cell table:style-name="ce16" office:value-type="string" calcext:value-type="string">
            <text:p>Human/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health, self / 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edusa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tun, area / debuff, bonus physical damage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orphling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Necrophos</text:p>
          </table:table-cell>
          <table:table-cell table:style-name="ce16" office:value-type="string" calcext:value-type="string">
            <text:p>Undead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gre Magi</text:p>
          </table:table-cell>
          <table:table-cell table:style-name="ce16" office:value-type="string" calcext:value-type="string">
            <text:p>Ogre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buff, attack speed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Omni Knight</text:p>
          </table:table-cell>
          <table:table-cell table:style-name="ce16" office:value-type="string" calcext:value-type="string">
            <text:p>Human</text:p>
          </table:table-cell>
          <table:table-cell table:style-name="ce16" office:value-type="string" calcext:value-type="string">
            <text:p>Knigh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ain Queen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hantom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critical damage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Puck</text:p>
          </table:table-cell>
          <table:table-cell table:style-name="ce16" office:value-type="string" calcext:value-type="string">
            <text:p>Elf/Dragon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Razor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Mag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and King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Fiend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hadow Shaman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da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buff, armor reductio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lark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invulnerability, self / heal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Sniper</text:p>
          </table:table-cell>
          <table:table-cell table:style-name="ce16" office:value-type="string" calcext:value-type="string">
            <text:p>Dwar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chies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mplar Assassin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shield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errorblade</text:p>
          </table:table-cell>
          <table:table-cell table:style-name="ce16" office:value-type="string" calcext:value-type="string">
            <text:p>Demon</text:p>
          </table:table-cell>
          <table:table-cell table:style-name="ce16" office:value-type="string" calcext:value-type="string">
            <text:p>Demon 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uff, attack damage, self / buff, attack speed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de Hunter</text:p>
          </table:table-cell>
          <table:table-cell table:style-name="ce16" office:value-type="string" calcext:value-type="string">
            <text:p>Naga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mbersaw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ker</text:p>
          </table:table-cell>
          <table:table-cell table:style-name="ce16" office:value-type="string" calcext:value-type="string">
            <text:p>Goblin</text:p>
          </table:table-cell>
          <table:table-cell table:style-name="ce16" office:value-type="string" calcext:value-type="string">
            <text:p>Mec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magical, 3x units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iny</text:p>
          </table:table-cell>
          <table:table-cell table:style-name="ce16" office:value-type="string" calcext:value-type="string">
            <text:p>Elemen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physical / stun, unit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eant Protecto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Drui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roll Warlord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uff, attack speed, self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Tusk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ri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uke, phys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enomancer</text:p>
          </table:table-cell>
          <table:table-cell table:style-name="ce16" office:value-type="string" calcext:value-type="string">
            <text:p>Beast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iper</text:p>
          </table:table-cell>
          <table:table-cell table:style-name="ce16" office:value-type="string" calcext:value-type="string">
            <text:p>Dragon</text:p>
          </table:table-cell>
          <table:table-cell table:style-name="ce16" office:value-type="string" calcext:value-type="string">
            <text:p>Assassi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dot, unit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nd Ranger</text:p>
          </table:table-cell>
          <table:table-cell table:style-name="ce16" office:value-type="string" calcext:value-type="string">
            <text:p>Elf</text:p>
          </table:table-cell>
          <table:table-cell table:style-name="ce16" office:value-type="string" calcext:value-type="string">
            <text:p>Hunt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Witch Doctor</text:p>
          </table:table-cell>
          <table:table-cell table:style-name="ce16" office:value-type="string" calcext:value-type="string">
            <text:p>Troll</text:p>
          </table:table-cell>
          <table:table-cell table:style-name="ce16" office:value-type="string" calcext:value-type="string">
            <text:p>Warlock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3" table:default-cell-style-name="ce9"/>
        <table:table-column table:style-name="co14" table:default-cell-style-name="ce9"/>
        <table:table-column table:style-name="co5" table:number-columns-repeated="1020" table:default-cell-style-name="ce11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Elf + Druid + Dragon</text:p>
          </table:table-cell>
          <table:table-cell table:style-name="ce12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Warrior + Troll</text:p>
          </table:table-cell>
          <table:table-cell table:style-name="ce12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Knight + Troll</text:p>
          </table:table-cell>
          <table:table-cell table:style-name="ce12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Goblin + Mech</text:p>
          </table:table-cell>
          <table:table-cell table:style-name="ce12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Hunter + Undead</text:p>
          </table:table-cell>
          <table:table-cell table:style-name="ce12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Assassin + Undead</text:p>
          </table:table-cell>
          <table:table-cell table:style-name="ce8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Mage + Dragon</text:p>
          </table:table-cell>
          <table:table-cell table:style-name="ce8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Warrior</text:p>
          </table:table-cell>
          <table:table-cell table:style-name="ce12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emon + Knight</text:p>
          </table:table-cell>
          <table:table-cell table:style-name="ce12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Druid + Beast</text:p>
          </table:table-cell>
          <table:table-cell table:style-name="ce12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Troll + Orc</text:p>
          </table:table-cell>
          <table:table-cell table:style-name="ce12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Mage</text:p>
          </table:table-cell>
          <table:table-cell table:style-name="ce12" office:value-type="string" calcext:value-type="string">
            <text:p>Ogre Magi, Crystal Maiden, Razor, Puck, Light Keeper, Shadow Fiend, Lich, Tide Hunter, Gyrocopter</text:p>
          </table:table-cell>
          <table:table-cell table:number-columns-repeated="1020"/>
        </table:table-row>
        <table:table-row table:style-name="ro1" table:number-rows-repeated="43">
          <table:table-cell table:style-name="ce8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09:22:53.346824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13T09:49:59.074740587</dc:date>
    <dc:creator>Ilya Shpigor</dc:creator>
    <meta:editing-duration>PT3H30M52S</meta:editing-duration>
    <meta:editing-cycles>367</meta:editing-cycles>
    <meta:document-statistic meta:table-count="5" meta:cell-count="560" meta:object-count="0"/>
  </office:meta>
</office:document-meta>
</file>